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5.6409in"/>
    </style:style>
    <style:style style:name="co3" style:family="table-column">
      <style:table-column-properties fo:break-before="auto" style:column-width="3.0929in"/>
    </style:style>
    <style:style style:name="co4" style:family="table-column">
      <style:table-column-properties fo:break-before="auto" style:column-width="13.2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606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6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de59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860d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6d6d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16173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f819e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bbe33d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chivosArgendata_problemaRenam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TOPICO</text:p>
          </table:table-cell>
          <table:table-cell office:value-type="string" calcext:value-type="string">
            <text:p>archivo_csv</text:p>
          </table:table-cell>
          <table:table-cell office:value-type="string" calcext:value-type="string">
            <text:p>ColumnaGeo_NoRegistradaComoTal</text:p>
          </table:table-cell>
          <table:table-cell office:value-type="string" calcext:value-type="string">
            <text:p>PROBLEM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CECON</text:p>
          </table:table-cell>
          <table:table-cell table:style-name="ce19" office:value-type="string" calcext:value-type="string">
            <text:p>9_pibpc_ppa_log_1950.csv</text:p>
          </table:table-cell>
          <table:table-cell table:style-name="ce11" office:value-type="string" calcext:value-type="string">
            <text:p>pais_o_region</text:p>
          </table:table-cell>
          <table:table-cell office:value-type="string" calcext:value-type="string">
            <text:p>No se cumple coincidencia 80% con geonomenclador.</text:p>
            <text:p/>
            <text:p>La columna pais_o_region tiene 3 elementos, “America Latina”, “Argentina”, y “Tigres Asiaticos”</text:p>
            <text:p>“Tigres Asiaticos” no es parte del geonomenclador entonces:</text:p>
            <text:p/>
            <text:p>match_count = 73 (América Latina) + 73 (Argentina) = 146  </text:p>
            <text:p>total_count = 219  </text:p>
            <text:p>porcentaje   = 146 / 219 ≈ 0.667  (66.7 %)</text:p>
            <text:p/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omposicion_importaciones_bienes_diferenciado_Bernini.csv</text:p>
          </table:table-cell>
          <table:table-cell table:style-name="ce11" office:value-type="string" calcext:value-type="string">
            <text:p>country_name_abbreviation</text:p>
          </table:table-cell>
          <table:table-cell table:style-name="ce11" office:value-type="string" calcext:value-type="string">
            <text:p>Idioma.</text:p>
            <text:p>Igualmente tiene una columna llamada “iso3” que si es detectada por la condicion 80% genomenclador</text:p>
          </table:table-cell>
          <table:table-cell table:style-name="ce11" table:number-columns-repeated="1020"/>
        </table:table-row>
        <table:table-row table:style-name="ro4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omposicion_importaciones_bienes_regiones_mundo.csv</text:p>
          </table:table-cell>
          <table:table-cell table:style-name="ce11" office:value-type="string" calcext:value-type="string">
            <text:p>partner_region_name_short_es</text:p>
          </table:table-cell>
          <table:table-cell office:value-type="string" calcext:value-type="string">
            <text:p>No se cumple condición 80%.</text:p>
            <text:p>Los valores de esta columna son: 'Asia', 'Oceanía', 'África', 'Ámerica del Sur', 'Ámerica del Norte', 'Europa', 'Otros'</text:p>
            <text:p>“Africa” por como está en el geonomenclador no lo lee (es de los últimos si se lo lee en orden alfabético),  ‘América del Sur’ solo no aparece en el geonomenclador.</text:p>
            <text:p> ‘Otros’ no aparece en el geonomenclador, eso es correcto.</text:p>
            <text:p>Todo eso da lugar a que da lugar a que no se cumpla condición 80%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omposicion_importaciones_bienes_regiones_mundo.csv</text:p>
          </table:table-cell>
          <table:table-cell office:value-type="string" calcext:value-type="string">
            <text:p>partner_region_id</text:p>
          </table:table-cell>
          <table:table-cell office:value-type="string" calcext:value-type="string">
            <text:p>Los valores son números enteros, no strings. Hace que no cumpla condición 80%. Ninguna de las columna del geonomencladoe son números enteros.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omposicion_exportaciones_bienes_regiones_mundo.csv</text:p>
          </table:table-cell>
          <table:table-cell office:value-type="string" calcext:value-type="string">
            <text:p>partner_region_name_short_es</text:p>
          </table:table-cell>
          <table:table-cell office:value-type="string" calcext:value-type="string">
            <text:p>No se cumple condición 80%.</text:p>
            <text:p>Los valores de esta columna son: 'Asia', 'Oceanía', 'África', 'Ámerica del Sur', 'Ámerica del Norte', 'Europa', 'Otros'</text:p>
            <text:p>“Africa” por como está en el geonomenclador no lo lee (es de los últimos si se lo lee en orden alfabético),  ‘América del Sur’ solo no aparece en el geonomenclador.</text:p>
            <text:p> ‘Otros’ no aparece en el geonomenclador, eso es correcto.</text:p>
            <text:p>Todo eso da lugar a que da lugar a que no se cumpla condición 80%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omposicion_exportaciones_bienes_regiones_mundo.csv</text:p>
          </table:table-cell>
          <table:table-cell office:value-type="string" calcext:value-type="string">
            <text:p>partner_region_id</text:p>
          </table:table-cell>
          <table:table-cell office:value-type="string" calcext:value-type="string">
            <text:p>Los valores son números enteros, no strings. Hace que no cumpla condición 80%. Ninguna de las columna del geonomencladoe son números enteros.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omposicion_importaciones_bienes_sectores_Brambilla_Porto.csv</text:p>
          </table:table-cell>
          <table:table-cell office:value-type="string" calcext:value-type="string">
            <text:p>country_name_abbreviation</text:p>
          </table:table-cell>
          <table:table-cell office:value-type="string" calcext:value-type="string">
            <text:p>Idioma + que muchos no estarán en el geonomenclador.</text:p>
            <text:p>'Russian Federation” entre otros.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indice_volumen_exportaciones_bienes_2000.csv</text:p>
          </table:table-cell>
          <table:table-cell office:value-type="string" calcext:value-type="string">
            <text:p>countryname</text:p>
          </table:table-cell>
          <table:table-cell office:value-type="string" calcext:value-type="string">
            <text:p>Idioma + que muchos no estarán en el geonomenclador.</text:p>
            <text:p>'High income', 'Low income', 'Lower middle income', 'Upper middle income', ‘Yemen, Rep.’..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ambio_origenes_importacion.csv</text:p>
          </table:table-cell>
          <table:table-cell office:value-type="string" calcext:value-type="string">
            <text:p>partner_name_short_en</text:p>
          </table:table-cell>
          <table:table-cell office:value-type="string" calcext:value-type="string">
            <text:p>Sería solo idioma en principio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participacion_exportaciones_bienes_servicios_porcentaje_pib.csv</text:p>
          </table:table-cell>
          <table:table-cell office:value-type="string" calcext:value-type="string">
            <text:p>countryname</text:p>
          </table:table-cell>
          <table:table-cell office:value-type="string" calcext:value-type="string">
            <text:p>Idioma + que muchos no estarán en el geonomenclador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participacion_exportaciones_servicios_porcentaje_exportaciones.csv</text:p>
          </table:table-cell>
          <table:table-cell office:value-type="string" calcext:value-type="string">
            <text:p>countryname</text:p>
          </table:table-cell>
          <table:table-cell office:value-type="string" calcext:value-type="string">
            <text:p>Idioma + que muchos no estarán en el geonomenclador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ambio_destinos_exportacion.csv</text:p>
          </table:table-cell>
          <table:table-cell office:value-type="string" calcext:value-type="string">
            <text:p>partner_name_short_en</text:p>
          </table:table-cell>
          <table:table-cell office:value-type="string" calcext:value-type="string">
            <text:p>Idiomas + que muchos no estarán en el geonomenclador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omposicion_exportaciones_bienes_sectores_Brambilla_Porto.csv</text:p>
          </table:table-cell>
          <table:table-cell office:value-type="string" calcext:value-type="string">
            <text:p>country_name_abbreviation</text:p>
          </table:table-cell>
          <table:table-cell office:value-type="string" calcext:value-type="string">
            <text:p>Idiomas + que muchos no estarán en el geonomenclador.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indice_valores_unitarios_exportacion_bienes_2000.csv</text:p>
          </table:table-cell>
          <table:table-cell office:value-type="string" calcext:value-type="string">
            <text:p>countryname</text:p>
          </table:table-cell>
          <table:table-cell office:value-type="string" calcext:value-type="string">
            <text:p>Idioma + que muchos no estarán en el geonomenclador.</text:p>
            <text:p>'High income', 'Low income', 'Lower middle income', 'Upper middle income'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exportaciones_bienes_servicios_millones_usd_constantes_2015.csv</text:p>
          </table:table-cell>
          <table:table-cell office:value-type="string" calcext:value-type="string">
            <text:p>countryname</text:p>
          </table:table-cell>
          <table:table-cell office:value-type="string" calcext:value-type="string">
            <text:p>Idioma + que muchos no estarán en el geonomenclador.</text:p>
            <text:p>'High income', 'Low income', 'Lower middle income', 'Upper middle income'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indice_apertura_comercial.csv</text:p>
          </table:table-cell>
          <table:table-cell office:value-type="string" calcext:value-type="string">
            <text:p>countryname</text:p>
          </table:table-cell>
          <table:table-cell office:value-type="string" calcext:value-type="string">
            <text:p>Idioma + que muchos no estarán en el geonomenclador.</text:p>
            <text:p>'High income', 'Low income', 'Lower middle income', 'Upper middle income'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XT</text:p>
          </table:table-cell>
          <table:table-cell table:style-name="ce19" office:value-type="string" calcext:value-type="string">
            <text:p>composicion_exportaciones_bienes_diferenciado_Bernini.csv</text:p>
          </table:table-cell>
          <table:table-cell office:value-type="string" calcext:value-type="string">
            <text:p>country_name_abbreviation</text:p>
          </table:table-cell>
          <table:table-cell office:value-type="string" calcext:value-type="string">
            <text:p>Idiomas + que muchos no estarán en el geonomenclador.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>
            <text:p>CRECIM</text:p>
          </table:table-cell>
          <table:table-cell table:style-name="ce19" office:value-type="string" calcext:value-type="string">
            <text:p>vab_por_provincia.csv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o se cumple condición 80%.</text:p>
            <text:p>Los valores de esta columna son: 'Pampeana y AMBA', 'NOA', 'NEA', 'Patagonia', 'Cuyo'</text:p>
            <text:p>'Pampeana y AMBA’ no aparece en el geonomenclador.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SIGU</text:p>
          </table:table-cell>
          <table:table-cell table:style-name="ce19" office:value-type="string" calcext:value-type="string">
            <text:p>ISA_mundo_i2.csv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SIGU</text:p>
          </table:table-cell>
          <table:table-cell table:style-name="ce19" office:value-type="string" calcext:value-type="string">
            <text:p>ISA_mundo_i1.csv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SIGU</text:p>
          </table:table-cell>
          <table:table-cell table:style-name="ce19" office:value-type="string" calcext:value-type="string">
            <text:p>ISA_movilidad_i2.csv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RTRA</text:p>
          </table:table-cell>
          <table:table-cell table:style-name="ce19" office:value-type="string" calcext:value-type="string">
            <text:p>ratio_tasa_actividad_mujer_varon_por_pais_anio.csv</text:p>
          </table:table-cell>
          <table:table-cell table:style-name="ce11" office:value-type="string" calcext:value-type="string">
            <text:p>iso3_desc</text:p>
          </table:table-cell>
          <table:table-cell office:value-type="string" calcext:value-type="string">
            <text:p>idioma, no son códigos iso3, varios podrían no estar en el geonomenclador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POBREZ</text:p>
          </table:table-cell>
          <table:table-cell office:value-type="string" calcext:value-type="string">
            <text:p>ISA_pobreza_monetaria_it2.csv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o se cumple condición 80%.</text:p>
            <text:p>Tiene una columna ‘GBA' y 'national' entonces no reconoce desc_fundar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POBREZ</text:p>
          </table:table-cell>
          <table:table-cell table:style-name="ce11" office:value-type="string" calcext:value-type="string">
            <text:p>ISA_global-poverty_it3.csv</text:p>
          </table:table-cell>
          <table:table-cell office:value-type="string" calcext:value-type="string">
            <text:p>region_name</text:p>
          </table:table-cell>
          <table:table-cell office:value-type="string" calcext:value-type="string">
            <text:p>Idioma + que muchos no estarán en el geonomenclador.</text:p>
            <text:p>'High income', 'Low income', 'Lower middle income', 'Upper middle income'</text:p>
          </table:table-cell>
          <table:table-cell table:number-columns-repeated="1020"/>
        </table:table-row>
        <table:table-row table:style-name="ro7">
          <table:table-cell table:style-name="ce9" office:value-type="string" calcext:value-type="string">
            <text:p>PRECIO</text:p>
          </table:table-cell>
          <table:table-cell office:value-type="string" calcext:value-type="string">
            <text:p>7_comparacion_inflacion_mediana_argentina_latam_1992_2022.csv</text:p>
          </table:table-cell>
          <table:table-cell office:value-type="string" calcext:value-type="string">
            <text:p>pais_o_grupo_de_paises</text:p>
          </table:table-cell>
          <table:table-cell office:value-type="string" calcext:value-type="string">
            <text:p><text:span text:style-name="T1">No se cumple condición 80%.</text:span></text:p>
            <text:p><text:span text:style-name="T1">Los valores de esta columna son: 'Argentina', 'América Latina y Caribe'</text:span></text:p>
            <text:p><text:span text:style-name="T1">'América Latina y Caribe' no aparece en el geonomenclador, si aparece ‘América Latina y el Caribe’</text:span>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TRANEN</text:p>
          </table:table-cell>
          <table:table-cell office:value-type="string" calcext:value-type="string">
            <text:p>potencia_instalada_renov_regional.csv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o se cumple condición 80%.</text:p>
            <text:p>Los valores de esta columna son: 'CABA y Provincia de Buenos Aires', 'Centro', 'Comahue', 'Cuyo', 'Litoral', 'Noreste Argentino', 'Noroeste Argentino', 'Patagonia', 'Total'</text:p>
            <text:p><text:span text:style-name="T1"> 'CABA y Provincia de Buenos Aires',  'Noreste Argentino', 'Noroeste Argentino' no aparece en el geonomenclador.</text:span>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2">
            <text:p>Verde: ahora si se detecta coesuelto incluyendo desc_fundar en lugar de name_long + bajé condición del 80% al 60%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2">
            <text:p>Blanco: AUN PROBLEMA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covered-table-cell table:number-columns-repeated="2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5T16:45:13.145488357</dc:date>
    <meta:editing-duration>PT6H13M37S</meta:editing-duration>
    <meta:editing-cycles>10</meta:editing-cycles>
    <meta:generator>LibreOffice/7.3.7.2$Linux_X86_64 LibreOffice_project/30$Build-2</meta:generator>
    <meta:document-statistic meta:table-count="1" meta:cell-count="110" meta:object-count="0"/>
  </office:meta>
</office:document-meta>
</file>